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8.5pt" fo:language="en" fo:country="US" officeooo:rsid="00188bcf" officeooo:paragraph-rsid="00188bcf" style:font-size-asian="18.5pt" style:font-size-complex="18.5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.5pt" fo:language="en" fo:country="US" officeooo:rsid="00188bcf" officeooo:paragraph-rsid="00188bcf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officeooo:paragraph-rsid="00188bcf"/>
    </style:style>
    <style:style style:name="P4" style:family="paragraph" style:parent-style-name="Standard">
      <style:paragraph-properties fo:text-align="justify" style:justify-single-word="false"/>
      <style:text-properties officeooo:paragraph-rsid="001932ca"/>
    </style:style>
    <style:style style:name="P5" style:family="paragraph" style:parent-style-name="Preformatted_20_Text">
      <style:paragraph-properties fo:text-align="justify" style:justify-single-word="false"/>
      <style:text-properties fo:language="pt" fo:country="BR" officeooo:rsid="001aaa9c" officeooo:paragraph-rsid="001aaa9c"/>
    </style:style>
    <style:style style:name="P6" style:family="paragraph" style:parent-style-name="Preformatted_20_Text">
      <style:text-properties officeooo:paragraph-rsid="001e39de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e39de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1932ca" officeooo:paragraph-rsid="00188bc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1aaa9c" officeooo:paragraph-rsid="001932ca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rsid="001aaa9c" officeooo:paragraph-rsid="001aaa9c"/>
    </style:style>
    <style:style style:name="P11" style:family="paragraph" style:parent-style-name="Standard">
      <style:paragraph-properties style:line-height-at-least="0.503cm"/>
      <style:text-properties fo:color="#848bbd" loext:opacity="100%" style:font-name="Droid Sans Mono" fo:font-size="10.5pt" fo:font-style="italic" fo:font-weight="normal" fo:background-color="#262335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rsid="001aaa9c" officeooo:paragraph-rsid="001aaa9c"/>
    </style:style>
    <style:style style:name="T1" style:family="text">
      <style:text-properties style:text-position="super 58%" style:font-name="Liberation Serif" fo:font-size="12pt" fo:language="en" fo:country="US" officeooo:rsid="00188bcf" style:font-size-asian="12pt" style:font-size-complex="12pt"/>
    </style:style>
    <style:style style:name="T2" style:family="text">
      <style:text-properties style:font-name="Liberation Serif" fo:font-size="12pt" fo:language="en" fo:country="US" style:font-size-asian="12pt" style:font-size-complex="12pt"/>
    </style:style>
    <style:style style:name="T3" style:family="text">
      <style:text-properties style:font-name="Liberation Serif" fo:font-size="12pt" fo:language="en" fo:country="US" officeooo:rsid="00188bcf" style:font-size-asian="12pt" style:font-size-complex="12pt"/>
    </style:style>
    <style:style style:name="T4" style:family="text">
      <style:text-properties style:font-name="Liberation Serif" fo:font-size="12pt" fo:language="en" fo:country="US" officeooo:rsid="001932ca" style:font-size-asian="12pt" style:font-size-complex="12pt"/>
    </style:style>
    <style:style style:name="T5" style:family="text">
      <style:text-properties style:font-name="Liberation Serif" fo:font-size="12pt" fo:language="en" fo:country="US" officeooo:rsid="001aaa9c" style:font-size-asian="12pt" style:font-size-complex="12pt"/>
    </style:style>
    <style:style style:name="T6" style:family="text">
      <style:text-properties style:font-name="Liberation Serif" fo:font-size="12pt" fo:language="en" fo:country="US" officeooo:rsid="001c8be7" style:font-size-asian="12pt" style:font-size-complex="12pt"/>
    </style:style>
    <style:style style:name="T7" style:family="text">
      <style:text-properties style:font-name="Liberation Serif" fo:font-size="12pt" officeooo:rsid="001c8be7" style:font-size-asian="12pt" style:font-size-complex="12pt"/>
    </style:style>
    <style:style style:name="T8" style:family="text">
      <style:text-properties style:text-position="33% 80%"/>
    </style:style>
    <style:style style:name="T9" style:family="text">
      <style:text-properties officeooo:rsid="001e39de"/>
    </style:style>
    <style:style style:name="T10" style:family="text">
      <style:text-properties fo:language="pt" fo:country="BR" officeooo:rsid="001e39de"/>
    </style:style>
    <style:style style:name="T1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Impact of Technologies in the Interpersonal relations</text:p>
      <text:p text:style-name="P1"/>
      <text:p text:style-name="P3"><text:span text:style-name="T3">In the 21</text:span><text:span text:style-name="T1">st</text:span><text:span text:style-name="T3"> century the innovation in technologies </text:span><text:span text:style-name="T4">is quickly than ever, and this has a lot of all kinds of impacts in our interpersonal relations. Because of that is necessary re-adapt ourselves for deal with that.</text:span></text:p>
      <text:p text:style-name="P8"/>
      <text:p text:style-name="P4"><text:span text:style-name="T4">All peoples have good stories about that, if I need to say the most funny situation that happened with my friends I choose the classical of </text:span><text:span text:style-name="T5">the microphone on in the wrong time. In reality this happen more times than expected, but in the wrong time and if what is said is strange is simply a laugh guaranteed.</text:span></text:p>
      <text:p text:style-name="P9"/>
      <text:p text:style-name="P10"><text:span text:style-name="T2">Just imagine in a common class with only the “sor” talking and every one paying attention, when nobody expected, someone say “Mãe tem pão?”. Our luck was that our microphones </text:span><text:span text:style-name="T6">were of, so she can’t listen our laugh.</text:span></text:p>
      <text:p text:style-name="P10"><text:span text:style-name="T6"/></text:p>
      <text:p text:style-name="P10"><text:span text:style-name="T6"/></text:p>
      <text:p text:style-name="Standard"><text:span text:style-name="T11">&lt;!--Copyright © 2022 Mateus Felipe da Silveira Vieira--&gt;</text:span></text:p>
      <text:p text:style-name="P10"><text:span text:style-name="T6"/></text:p>
      <text:p text:style-name="P13"><text:span text:style-name="T7"><text:s text:c="4"/>&lt;!--</text:span></text:p>
      <text:p text:style-name="P13"><text:span text:style-name="T7"><text:s text:c="8"/>Este arquivo é parte do programa Ing-blog</text:span></text:p>
      <text:p text:style-name="P13"><text:span text:style-name="T7"/></text:p>
      <text:p text:style-name="P13"><text:span text:style-name="T7"><text:s text:c="8"/>Ing-blog é um software livre; você pode redistribuí-lo e/ou</text:span></text:p>
      <text:p text:style-name="P13"><text:span text:style-name="T7"><text:s text:c="8"/>modificá-lo dentro dos termos da Licença Pública Geral GNU como</text:span></text:p>
      <text:p text:style-name="P13"><text:span text:style-name="T7"><text:s text:c="8"/>publicada pela Free Software Foundation (FSF); na versão 3 da</text:span></text:p>
      <text:p text:style-name="P13"><text:span text:style-name="T7"><text:s text:c="8"/>Licença, ou (a seu critério) qualquer versão posterior.</text:span></text:p>
      <text:p text:style-name="P13"><text:span text:style-name="T7"/></text:p>
      <text:p text:style-name="P13"><text:span text:style-name="T7"><text:s text:c="8"/>Este programa é distribuído na esperança de que possa ser útil,</text:span></text:p>
      <text:p text:style-name="P13"><text:span text:style-name="T7"><text:s text:c="8"/>mas SEM NENHUMA GARANTIA; sem uma garantia implícita de ADEQUAÇÃO</text:span></text:p>
      <text:p text:style-name="P13"><text:span text:style-name="T7"><text:s text:c="8"/>a qualquer MERCADO ou APLICAÇÃO EM PARTICULAR. Veja a</text:span></text:p>
      <text:p text:style-name="P13"><text:span text:style-name="T7"><text:s text:c="8"/>Licença Pública Geral GNU para maiores detalhes.</text:span></text:p>
      <text:p text:style-name="P13"><text:span text:style-name="T7"/></text:p>
      <text:p text:style-name="P13"><text:span text:style-name="T7"><text:s text:c="8"/>Você deve ter recebido uma cópia da Licença Pública Geral GNU junto</text:span></text:p>
      <text:p text:style-name="P13"><text:span text:style-name="T7"><text:s text:c="8"/>com este programa, Se não, veja &lt;http://www.gnu.org/licenses/&gt;.</text:span></text:p>
      <text:p text:style-name="P13"><text:span text:style-name="T7"><text:s text:c="8"/></text:span></text:p>
      <text:p text:style-name="P13"><text:span text:style-name="T7"><text:s text:c="4"/>--&gt;</text:span></text:p>
      <text:p text:style-name="P13"><text:span text:style-name="T7"/></text:p>
      <text:p text:style-name="P5"><text:s text:c="4"/>This file is part of <text:span text:style-name="T9">Ing-blog</text:span>.</text:p>
      <text:p text:style-name="Preformatted_20_Text"/>
      <text:p text:style-name="P6"><text:s text:c="4"/><text:span text:style-name="T10">Ing-blog</text:span> is free software: you can redistribute it and/or modify</text:p>
      <text:p text:style-name="Preformatted_20_Text"><text:s text:c="4"/>it under the terms of the GNU General Public License as published by</text:p>
      <text:p text:style-name="Preformatted_20_Text"><text:s text:c="4"/>the Free Software Foundation, either version 3 of the License, or</text:p>
      <text:p text:style-name="Preformatted_20_Text"><text:s text:c="4"/>(at your option) any later version.</text:p>
      <text:p text:style-name="Preformatted_20_Text"/>
      <text:p text:style-name="P6"><text:s text:c="4"/><text:span text:style-name="T10">Ing-blog</text:span> is distributed in the hope that it will be useful,</text:p>
      <text:p text:style-name="Preformatted_20_Text"><text:s text:c="4"/>but WITHOUT ANY WARRANTY; without even the implied warranty of</text:p>
      <text:p text:style-name="Preformatted_20_Text"><text:s text:c="4"/>MERCHANTABILITY or FITNESS FOR A PARTICULAR PURPOSE. <text:s/>See the</text:p>
      <text:p text:style-name="Preformatted_20_Text"><text:s text:c="4"/>GNU General Public License for more details.</text:p>
      <text:p text:style-name="Preformatted_20_Text"/>
      <text:p text:style-name="Preformatted_20_Text"><text:s text:c="4"/>You should have received a copy of the GNU General Public License</text:p>
      <text:p text:style-name="P7"><text:s text:c="4"/>along with <text:span text:style-name="T10">Ing-blog (COPYING)</text:span>. <text:s/>If not, see &lt;https://www.gnu.org/licenses/&gt;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7:10:58.107071228</meta:creation-date>
    <dc:date>2022-03-06T18:37:27.375073265</dc:date>
    <meta:editing-duration>PT13M18S</meta:editing-duration>
    <meta:editing-cycles>2</meta:editing-cycles>
    <meta:generator>LibreOffice/7.2.5.2.0$Linux_X86_64 LibreOffice_project/20$Build-2</meta:generator>
    <meta:document-statistic meta:table-count="0" meta:image-count="0" meta:object-count="0" meta:page-count="1" meta:paragraph-count="30" meta:word-count="357" meta:character-count="2272" meta:non-whitespace-character-count="1797"/>
  </office:meta>
</office:document-meta>
</file>